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style:text-underline-style="none" fo:font-weight="bold" officeooo:rsid="0025bea6" officeooo:paragraph-rsid="0025bea6" style:font-size-asian="12pt" style:font-weight-asian="bold" style:font-size-complex="12pt" style:font-weight-complex="bold"/>
    </style:style>
    <style:style style:name="P2" style:family="paragraph" style:parent-style-name="Heading_20_1">
      <style:text-properties fo:font-variant="normal" fo:text-transform="none" fo:color="#000000" loext:opacity="100%" style:font-name="Arial" fo:font-size="13pt" fo:letter-spacing="normal" fo:font-style="normal" style:text-underline-style="none" fo:font-weight="bold" officeooo:rsid="003bf17d" officeooo:paragraph-rsid="003bf17d" style:font-size-asian="12pt" style:font-weight-asian="bold" style:font-size-complex="12pt" style:font-weight-complex="bold"/>
    </style:style>
    <style:style style:name="P3" style:family="paragraph" style:parent-style-name="Heading_20_1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fo:font-weight="bold" officeooo:paragraph-rsid="003f3170"/>
    </style:style>
    <style:style style:name="P4" style:family="paragraph" style:parent-style-name="Heading_20_2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fo:font-weight="bold" officeooo:paragraph-rsid="003f3170" style:font-weight-asian="bold" style:font-weight-complex="bold"/>
    </style:style>
    <style:style style:name="P5" style:family="paragraph" style:parent-style-name="Heading_20_2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3f3170" officeooo:paragraph-rsid="003f3170" style:font-size-asian="12pt" style:font-weight-asian="bold" style:font-size-complex="12pt" style:font-weight-complex="bold"/>
    </style:style>
    <style:style style:name="P6" style:family="paragraph" style:parent-style-name="Heading_20_3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paragraph-rsid="00410a42" style:font-size-asian="12pt" style:font-weight-asian="bold" style:font-size-complex="12pt" style:font-weight-complex="bold"/>
    </style:style>
    <style:style style:name="P7" style:family="paragraph" style:parent-style-name="Heading_20_3">
      <style:paragraph-properties fo:margin-left="0cm" fo:margin-right="0cm" fo:margin-top="0.423cm" fo:margin-bottom="0.212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Arial" fo:font-size="13pt" fo:letter-spacing="normal" fo:font-style="normal" fo:font-weight="normal" officeooo:rsid="00410a42" officeooo:paragraph-rsid="00410a42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5bea6" officeooo:paragraph-rsid="0025bea6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5bea6" officeooo:paragraph-rsid="003ea910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Liberation Sans" fo:font-size="12pt" style:text-underline-style="none" fo:font-weight="normal" officeooo:rsid="003bf17d" officeooo:paragraph-rsid="003bf17d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ans" fo:font-size="12pt" style:text-underline-style="none" fo:font-weight="normal" officeooo:rsid="003cb507" officeooo:paragraph-rsid="003cb507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Liberation Sans" fo:font-size="12pt" style:text-underline-style="none" fo:font-weight="normal" officeooo:rsid="003cb507" officeooo:paragraph-rsid="003d2580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Liberation Sans" fo:font-size="12pt" style:text-underline-style="none" fo:font-weight="normal" officeooo:rsid="0025bea6" officeooo:paragraph-rsid="0025bea6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fo:font-weight="bold" officeooo:paragraph-rsid="003f3170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fo:font-weight="bold" officeooo:paragraph-rsid="00419b40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fo:font-weight="normal" officeooo:paragraph-rsid="003f3170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fo:font-weight="normal" officeooo:rsid="003f3170" officeooo:paragraph-rsid="003f3170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" fo:font-size="13pt" fo:letter-spacing="normal" fo:font-style="normal" fo:font-weight="normal" officeooo:rsid="00410a42" officeooo:paragraph-rsid="00410a42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officeooo:paragraph-rsid="00410a42"/>
    </style:style>
    <style:style style:name="P22" style:family="paragraph" style:parent-style-name="Text_20_body">
      <style:paragraph-properties fo:text-align="center" style:justify-single-word="false" fo:break-before="page"/>
      <style:text-properties style:font-name="Liberation Sans" fo:font-size="12pt" style:text-underline-style="solid" style:text-underline-width="auto" style:text-underline-color="font-color" fo:font-weight="bold" officeooo:rsid="0025bea6" officeooo:paragraph-rsid="003ea910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loext:opacity="100%" style:font-name="Arial" fo:font-size="11pt" fo:letter-spacing="normal" fo:font-style="normal" fo:font-weight="normal" officeooo:rsid="00410a42" style:font-weight-asian="normal" style:font-weight-complex="normal"/>
    </style:style>
    <style:style style:name="T2" style:family="text">
      <style:text-properties fo:font-variant="normal" fo:text-transform="none" fo:color="#000000" loext:opacity="100%" style:font-name="Arial" fo:font-size="11pt" fo:letter-spacing="normal" fo:font-style="normal" officeooo:rsid="00410a42"/>
    </style:style>
    <style:style style:name="T3" style:family="text">
      <style:text-properties fo:font-variant="normal" fo:text-transform="none" fo:color="#000000" loext:opacity="100%" style:font-name="Arial" fo:letter-spacing="normal" fo:font-style="normal" officeooo:rsid="00410a42"/>
    </style:style>
    <style:style style:name="T4" style:family="text">
      <style:text-properties officeooo:rsid="003a1007"/>
    </style:style>
    <style:style style:name="T5" style:family="text">
      <style:text-properties officeooo:rsid="003cb507"/>
    </style:style>
    <style:style style:name="T6" style:family="text">
      <style:text-properties style:font-name="Liberation Sans" fo:font-size="12pt" style:text-underline-style="none" fo:font-weight="normal" officeooo:rsid="003bf17d" style:font-size-asian="12pt" style:font-weight-asian="normal" style:font-size-complex="12pt" style:font-weight-complex="normal"/>
    </style:style>
    <style:style style:name="T7" style:family="text">
      <style:text-properties officeooo:rsid="003d2580"/>
    </style:style>
    <style:style style:name="T8" style:family="text">
      <style:text-properties officeooo:rsid="003ea910"/>
    </style:style>
    <style:style style:name="T9" style:family="text">
      <style:text-properties fo:font-size="11pt"/>
    </style:style>
    <style:style style:name="T10" style:family="text">
      <style:text-properties fo:font-size="11pt" fo:font-weight="normal"/>
    </style:style>
    <style:style style:name="T11" style:family="text">
      <style:text-properties fo:font-size="11pt" style:font-weight-asian="bold" style:font-weight-complex="bold"/>
    </style:style>
    <style:style style:name="T12" style:family="text">
      <style:text-properties fo:font-size="11pt" style:text-underline-style="none" fo:font-weight="normal" officeooo:rsid="00410a42" style:font-name-asian="Noto Serif CJK SC" style:font-size-asian="12pt" style:font-weight-asian="normal" style:font-name-complex="Lohit Devanagari" style:font-size-complex="12pt" style:font-weight-complex="normal"/>
    </style:style>
    <style:style style:name="T13" style:family="text">
      <style:text-properties fo:font-size="11pt" officeooo:rsid="004262ee"/>
    </style:style>
    <style:style style:name="T14" style:family="text">
      <style:text-properties style:text-underline-style="none" officeooo:rsid="003f3170" style:font-name-asian="Noto Serif CJK SC" style:font-size-asian="12pt" style:font-weight-asian="bold" style:font-name-complex="Lohit Devanagari" style:font-size-complex="12pt" style:font-weight-complex="bold"/>
    </style:style>
    <style:style style:name="T15" style:family="text">
      <style:text-properties style:text-underline-style="none" officeooo:rsid="003f3170" style:font-name-asian="Noto Serif CJK SC" style:font-size-asian="12pt" style:font-name-complex="Lohit Devanagari" style:font-size-complex="12pt"/>
    </style:style>
    <style:style style:name="T16" style:family="text">
      <style:text-properties style:font-size-asian="12pt" style:font-size-complex="12pt"/>
    </style:style>
    <style:style style:name="T17" style:family="text">
      <style:text-properties officeooo:rsid="00410a42"/>
    </style:style>
    <style:style style:name="T18" style:family="text">
      <style:text-properties officeooo:rsid="00410a4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DULE <text:span text:style-name="T4">3.</text:span><text:span text:style-name="T8">1.4</text:span></text:p>
      <text:p text:style-name="P10"/>
      <text:h text:style-name="P1" text:outline-level="1">Instructions</text:h>
      <text:p text:style-name="P15"/>
      <text:p text:style-name="P12"><text:span text:style-name="T5">2.e) </text:span>FTP HTTP SFTP</text:p>
      <text:p text:style-name="P12"><text:span text:style-name="T5">2.g) </text:span>Le paquet s’est transmis aux autres PC du même réseau</text:p>
      <text:p text:style-name="P12"/>
      <text:h text:style-name="P2" text:outline-level="1">Questions de réflexion</text:h>
      <text:p text:style-name="P12"/>
      <text:p text:style-name="P13">1) Tous les périphériques du VLAN10</text:p>
      <text:p text:style-name="P13">2) Tous les périphériques du VLAN20</text:p>
      <text:p text:style-name="P13">3) Tous les périphériques du VLAN30</text:p>
      <text:p text:style-name="P13">4) <text:span text:style-name="T7">Elle ne s’est pas envoyée</text:span></text:p>
      <text:p text:style-name="P13">5) <text:span text:style-name="T7">Les ports ...</text:span></text:p>
      <text:p text:style-name="P14">6) <text:span text:style-name="T7">Les ports ...</text:span></text:p>
      <text:p text:style-name="P14">7) <text:span text:style-name="T7">Les ports ...</text:span></text:p>
      <text:p text:style-name="P14">8) <text:span text:style-name="T7">Les ports ...</text:span></text:p>
      <text:p text:style-name="P22">MODULE <text:span text:style-name="T4">3.</text:span><text:span text:style-name="T8">3.12</text:span></text:p>
      <text:p text:style-name="P11"/>
      <text:h text:style-name="P4" text:outline-level="2"><text:span text:style-name="T15">Partie 1 : Afficher la configuration VLAN par défaut</text:span></text:h>
      <text:p text:style-name="P16"><text:span text:style-name="T15"/></text:p>
      <text:p text:style-name="P17"><text:span text:style-name="T12">show vlan brief</text:span></text:p>
      <text:h text:style-name="P3" text:outline-level="1"><text:span text:style-name="T14">Étape 2 : V</text:span><text:span text:style-name="T11">érifier la connectivité entre les PC d'un même réseau.</text:span></text:h>
      <text:p text:style-name="P18"><text:span text:style-name="T9"/></text:p>
      <text:p text:style-name="P19"><text:span text:style-name="T9">De permettre une meilleure connectivité entre les PC, </text:span><text:span text:style-name="T13">plus sécurisés et performances réseaux upgraded</text:span></text:p>
      <text:p text:style-name="P19"><text:span text:style-name="T9"/></text:p>
      <text:h text:style-name="P5" text:outline-level="2">Partie 2 : Configurer les VLAN</text:h>
      <text:h text:style-name="P7" text:outline-level="3">Étape 2 :Vérifier la configuration VLAN .</text:h>
      <text:p text:style-name="P19"><text:span text:style-name="T9"/></text:p>
      <text:p text:style-name="P21"><text:span text:style-name="T1">show vlan brief<text:line-break/></text:span></text:p>
      <text:h text:style-name="P6" text:outline-level="3"><text:span text:style-name="T17">Étape 3 :Créer les VLAN sur S2 et S3.</text:span></text:h>
      <text:p text:style-name="P21"><text:span text:style-name="T1"><text:line-break/></text:span><text:span text:style-name="T9">S2&gt;en</text:span></text:p>
      <text:p text:style-name="P8">S2#conf t</text:p>
      <text:p text:style-name="P8">Enter configuration commands, one per line. End with CNTL/Z.</text:p>
      <text:p text:style-name="P8">S2(config)#vlan 10</text:p>
      <text:p text:style-name="P8">S2(config-vlan)#name Faculty/Staff</text:p>
      <text:p text:style-name="P8">S2(config-vlan)#exit</text:p>
      <text:p text:style-name="P8">S2(config)#vlan 20</text:p>
      <text:p text:style-name="P8">S2(config-vlan)#name Students</text:p>
      <text:p text:style-name="P8">S2(config-vlan)#exit</text:p>
      <text:p text:style-name="P8">S2(config)#vlan 30</text:p>
      <text:p text:style-name="P8">S2(config-vlan)#name Guest(Default)</text:p>
      <text:p text:style-name="P8">S2(config-vlan)#exit</text:p>
      <text:p text:style-name="P8">S2(config)#vlan 99</text:p>
      <text:p text:style-name="P8">S2(config-vlan)#name Management&amp;Native</text:p>
      <text:p text:style-name="P8">S2(config-vlan)#exit</text:p>
      <text:p text:style-name="P8">S2(config)#vlan 150</text:p>
      <text:p text:style-name="P8">S2(config-vlan)#name VOICE</text:p>
      <text:p text:style-name="P9"><text:span text:style-name="T9">S2(config)#exit</text:span></text:p>
      <text:p text:style-name="P20"><text:span text:style-name="T9"/></text:p>
      <text:p text:style-name="P20"><text:span text:style-name="T9">same pour S1 et S3</text:span></text:p>
      <text:p text:style-name="P20"><text:soft-page-break/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18T08:08:48.881910632</meta:creation-date>
    <meta:generator>LibreOffice/7.0.6.2$Linux_X86_64 LibreOffice_project/00$Build-2</meta:generator>
    <dc:date>2022-04-01T10:58:09.027481387</dc:date>
    <meta:editing-duration>PT4H19M24S</meta:editing-duration>
    <meta:editing-cycles>34</meta:editing-cycles>
    <meta:document-statistic meta:table-count="0" meta:image-count="0" meta:object-count="0" meta:page-count="3" meta:paragraph-count="41" meta:word-count="168" meta:character-count="1130" meta:non-whitespace-character-count="1001"/>
  </office:meta>
</office:document-meta>
</file>